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78899" fo:border="0.06pt solid #000000"/>
    </style:style>
    <style:style style:name="ce6" style:family="table-cell" style:parent-style-name="Default">
      <style:table-cell-properties fo:background-color="#32cd32"/>
    </style:style>
    <style:style style:name="ce7" style:family="table-cell" style:parent-style-name="Default">
      <style:table-cell-properties fo:background-color="#fafad2" fo:border="0.06pt solid #000000"/>
    </style:style>
    <style:style style:name="ce10" style:family="table-cell" style:parent-style-name="Default">
      <style:table-cell-properties fo:background-color="#ff4500"/>
    </style:style>
    <style:style style:name="ce17" style:family="table-cell" style:parent-style-name="Default" style:data-style-name="N119">
      <style:table-cell-properties fo:background-color="#fafad2" fo:border="0.06pt solid #000000"/>
    </style:style>
    <style:style style:name="ce11" style:family="table-cell" style:parent-style-name="Default">
      <style:table-cell-properties fo:background-color="#4169e1"/>
    </style:style>
    <style:style style:name="ce12" style:family="table-cell" style:parent-style-name="Default">
      <style:table-cell-properties fo:background-color="#66cdaa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.57mm" svg:y="58.64mm">
            <draw:object draw:notify-on-update-of-ranges="Feuille1.A6:Feuille1.A12 Feuille1.B5:Feuille1.B5 Feuille1.B6:Feuille1.B12 Feuille1.I6:Feuille1.I12 Feuille1.I6:Feuille1.I12 Feuille1.C5:Feuille1.C5 Feuille1.C6:Feuille1.C12 Feuille1.J6:Feuille1.J12 Feuille1.D5:Feuille1.D5 Feuille1.D6:Feuille1.D12 Feuille1.K6:Feuille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41mm" svg:y="63.68mm">
            <draw:object draw:notify-on-update-of-ranges="Feuille1.A6:Feuille1.A12 Feuille1.E5:Feuille1.E5 Feuille1.E6:Feuille1.E12 Feuille1.J6:Feuille1.J12 Feuille1.F5:Feuille1.F5 Feuille1.F6:Feuille1.F12 Feuille1.K6:Feuille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2" table:default-cell-style-name="ce17"/>
        <table:table-column table:style-name="co2" table:default-cell-style-name="ce7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10"/>
        <table:table-column table:style-name="co2" table:default-cell-style-name="ce11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a set srr25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-MEM</text:p>
          </table:table-cell>
          <table:table-cell table:style-name="ce7"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 office:value-type="string" calcext:value-type="string">
            <text:p>Bwa-gasal2 (1 stream) over BWA-MEM</text:p>
          </table:table-cell>
          <table:table-cell office:value-type="string" calcext:value-type="string">
            <text:p>Bwa-gasal2 (2 streams) over BWA-MEM</text:p>
          </table:table-cell>
          <table:table-cell table:number-columns-repeated="2"/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3.973" calcext:value-type="float">
            <text:p>5213.973</text:p>
          </table:table-cell>
          <table:table-cell office:value-type="float" office:value="4382.028" calcext:value-type="float">
            <text:p>4,382.028</text:p>
          </table:table-cell>
          <table:table-cell office:value-type="float" office:value="4089.246" calcext:value-type="float">
            <text:p>4089.246</text:p>
          </table:table-cell>
          <table:table-cell table:formula="of:=[.B6]/[.C6]" office:value-type="float" office:value="1.18985387587665" calcext:value-type="float">
            <text:p>1.18985387587665</text:p>
          </table:table-cell>
          <table:table-cell table:formula="of:=[.B6]/[.D6]" office:value-type="float" office:value="1.27504508166053" calcext:value-type="float">
            <text:p>1.2750450816605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0.834" calcext:value-type="float">
            <text:p>2720.834</text:p>
          </table:table-cell>
          <table:table-cell office:value-type="float" office:value="2320.083" calcext:value-type="float">
            <text:p>2,320.083</text:p>
          </table:table-cell>
          <table:table-cell office:value-type="float" office:value="2170.671" calcext:value-type="float">
            <text:p>2170.671</text:p>
          </table:table-cell>
          <table:table-cell table:formula="of:=[.B7]/[.C7]" office:value-type="float" office:value="1.17273132038811" calcext:value-type="float">
            <text:p>1.17273132038811</text:p>
          </table:table-cell>
          <table:table-cell table:formula="of:=[.B7]/[.D7]" office:value-type="float" office:value="1.25345296454414" calcext:value-type="float">
            <text:p>1.25345296454414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6.019" calcext:value-type="float">
            <text:p>1366.019</text:p>
          </table:table-cell>
          <table:table-cell office:value-type="float" office:value="1110.466" calcext:value-type="float">
            <text:p>1,110.466</text:p>
          </table:table-cell>
          <table:table-cell office:value-type="float" office:value="1044.013" calcext:value-type="float">
            <text:p>1044.013</text:p>
          </table:table-cell>
          <table:table-cell table:formula="of:=[.B8]/[.C8]" office:value-type="float" office:value="1.23013131424105" calcext:value-type="float">
            <text:p>1.23013131424105</text:p>
          </table:table-cell>
          <table:table-cell table:formula="of:=[.B8]/[.D8]" office:value-type="float" office:value="1.30843102528417" calcext:value-type="float">
            <text:p>1.3084310252841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0.762" calcext:value-type="float">
            <text:p>940.762</text:p>
          </table:table-cell>
          <table:table-cell office:value-type="float" office:value="762.17" calcext:value-type="float">
            <text:p>762.170</text:p>
          </table:table-cell>
          <table:table-cell office:value-type="float" office:value="734.067" calcext:value-type="float">
            <text:p>734.067</text:p>
          </table:table-cell>
          <table:table-cell table:formula="of:=[.B9]/[.C9]" office:value-type="float" office:value="1.23432042720128" calcext:value-type="float">
            <text:p>1.23432042720128</text:p>
          </table:table-cell>
          <table:table-cell table:formula="of:=[.B9]/[.D9]" office:value-type="float" office:value="1.28157511507805" calcext:value-type="float">
            <text:p>1.28157511507805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9.913" calcext:value-type="float">
            <text:p>739.913</text:p>
          </table:table-cell>
          <table:table-cell office:value-type="float" office:value="592.758" calcext:value-type="float">
            <text:p>592.758</text:p>
          </table:table-cell>
          <table:table-cell office:value-type="float" office:value="559.977" calcext:value-type="float">
            <text:p>559.977</text:p>
          </table:table-cell>
          <table:table-cell table:formula="of:=[.B10]/[.C10]" office:value-type="float" office:value="1.24825476838777" calcext:value-type="float">
            <text:p>1.24825476838777</text:p>
          </table:table-cell>
          <table:table-cell table:formula="of:=[.B10]/[.D10]" office:value-type="float" office:value="1.32132748309306" calcext:value-type="float">
            <text:p>1.3213274830930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.112" calcext:value-type="float">
            <text:p>605.112</text:p>
          </table:table-cell>
          <table:table-cell office:value-type="float" office:value="490.273" calcext:value-type="float">
            <text:p>490.273</text:p>
          </table:table-cell>
          <table:table-cell office:value-type="float" office:value="456.591" calcext:value-type="float">
            <text:p>456.591</text:p>
          </table:table-cell>
          <table:table-cell table:formula="of:=[.B11]/[.C11]" office:value-type="float" office:value="1.23423480387458" calcext:value-type="float">
            <text:p>1.23423480387458</text:p>
          </table:table-cell>
          <table:table-cell table:formula="of:=[.B11]/[.D11]" office:value-type="float" office:value="1.32528236430416" calcext:value-type="float">
            <text:p>1.3252823643041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0.841" calcext:value-type="float">
            <text:p>510.841</text:p>
          </table:table-cell>
          <table:table-cell office:value-type="float" office:value="422.934" calcext:value-type="float">
            <text:p>422.934</text:p>
          </table:table-cell>
          <table:table-cell office:value-type="float" office:value="397.646" calcext:value-type="float">
            <text:p>397.646</text:p>
          </table:table-cell>
          <table:table-cell table:formula="of:=[.B12]/[.C12]" office:value-type="float" office:value="1.20785039746154" calcext:value-type="float">
            <text:p>1.20785039746154</text:p>
          </table:table-cell>
          <table:table-cell table:formula="of:=[.B12]/[.D12]" office:value-type="float" office:value="1.28466274022623" calcext:value-type="float">
            <text:p>1.2846627402262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95.88mm" svg:x="9.07mm" svg:y="58.16mm">
            <draw:object draw:notify-on-update-of-ranges="Feuille4.A5:Feuille4.A11 Feuille4.B4:Feuille4.B4 Feuille4.B5:Feuille4.B11 Feuille1.I6:Feuille1.I12 Feuille4.C4:Feuille4.C4 Feuille4.C5:Feuille4.C11 Feuille1.J6:Feuille1.J12 Feuille4.D4:Feuille4.D4 Feuille4.D5:Feuille4.D11 Feuille1.K6:Feuille1.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2.3mm" svg:y="55.71mm">
            <draw:object draw:notify-on-update-of-ranges="Feuille4.A5:Feuille4.A11 Feuille4.F4:Feuille4.F4 Feuille4.F5:Feuille4.F11 Feuille4.G4:Feuille4.G4 Feuille4.G5:Feuille4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2" table:default-cell-style-name="Default"/>
        <table:table-column table:style-name="co2" table:number-columns-repeated="2" table:default-cell-style-name="ce12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-MEM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/>
          <table:table-cell office:value-type="string" calcext:value-type="string">
            <text:p>Bwa-gasal2 (1 stream) over BWA-MEM</text:p>
          </table:table-cell>
          <table:table-cell office:value-type="string" calcext:value-type="string">
            <text:p>Bwa-gasal2 (2 streams) over BWA-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.918" calcext:value-type="float">
            <text:p>1292.918</text:p>
          </table:table-cell>
          <table:table-cell office:value-type="float" office:value="192.095" calcext:value-type="float">
            <text:p>192.095</text:p>
          </table:table-cell>
          <table:table-cell office:value-type="float" office:value="32.619" calcext:value-type="float">
            <text:p>32.619</text:p>
          </table:table-cell>
          <table:table-cell/>
          <table:table-cell table:formula="of:=[.B5]/[.C5]" office:value-type="float" office:value="6.73061766313543" calcext:value-type="float">
            <text:p>6.73061766313543</text:p>
          </table:table-cell>
          <table:table-cell table:formula="of:=[.B5]/[.D5]" office:value-type="float" office:value="39.6369600539563" calcext:value-type="float">
            <text:p>39.6369600539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.921" calcext:value-type="float">
            <text:p>671.921</text:p>
          </table:table-cell>
          <table:table-cell office:value-type="float" office:value="100.129" calcext:value-type="float">
            <text:p>100.129</text:p>
          </table:table-cell>
          <table:table-cell office:value-type="float" office:value="17.459" calcext:value-type="float">
            <text:p>17.459</text:p>
          </table:table-cell>
          <table:table-cell/>
          <table:table-cell table:formula="of:=[.B6]/[.C6]" office:value-type="float" office:value="6.71055338613189" calcext:value-type="float">
            <text:p>6.71055338613189</text:p>
          </table:table-cell>
          <table:table-cell table:formula="of:=[.B6]/[.D6]" office:value-type="float" office:value="38.4856520992039" calcext:value-type="float">
            <text:p>38.4856520992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4.872" calcext:value-type="float">
            <text:p>344.872</text:p>
          </table:table-cell>
          <table:table-cell office:value-type="float" office:value="57.112" calcext:value-type="float">
            <text:p>57.112</text:p>
          </table:table-cell>
          <table:table-cell office:value-type="float" office:value="10.972" calcext:value-type="float">
            <text:p>10.972</text:p>
          </table:table-cell>
          <table:table-cell/>
          <table:table-cell table:formula="of:=[.B7]/[.C7]" office:value-type="float" office:value="6.03852080123267" calcext:value-type="float">
            <text:p>6.03852080123267</text:p>
          </table:table-cell>
          <table:table-cell table:formula="of:=[.B7]/[.D7]" office:value-type="float" office:value="31.4320087495443" calcext:value-type="float">
            <text:p>31.4320087495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144" calcext:value-type="float">
            <text:p>252.144</text:p>
          </table:table-cell>
          <table:table-cell office:value-type="float" office:value="42.042" calcext:value-type="float">
            <text:p>42.042</text:p>
          </table:table-cell>
          <table:table-cell office:value-type="float" office:value="8.739" calcext:value-type="float">
            <text:p>8.739</text:p>
          </table:table-cell>
          <table:table-cell/>
          <table:table-cell table:formula="of:=[.B8]/[.C8]" office:value-type="float" office:value="5.99743114028828" calcext:value-type="float">
            <text:p>5.99743114028828</text:p>
          </table:table-cell>
          <table:table-cell table:formula="of:=[.B8]/[.D8]" office:value-type="float" office:value="28.8527291452111" calcext:value-type="float">
            <text:p>28.8527291452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.721" calcext:value-type="float">
            <text:p>191.721</text:p>
          </table:table-cell>
          <table:table-cell office:value-type="float" office:value="35.557" calcext:value-type="float">
            <text:p>35.557</text:p>
          </table:table-cell>
          <table:table-cell office:value-type="float" office:value="8.688" calcext:value-type="float">
            <text:p>8.688</text:p>
          </table:table-cell>
          <table:table-cell/>
          <table:table-cell table:formula="of:=[.B9]/[.C9]" office:value-type="float" office:value="5.39193407767809" calcext:value-type="float">
            <text:p>5.39193407767809</text:p>
          </table:table-cell>
          <table:table-cell table:formula="of:=[.B9]/[.D9]" office:value-type="float" office:value="22.0673342541436" calcext:value-type="float">
            <text:p>22.0673342541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.705" calcext:value-type="float">
            <text:p>162.705</text:p>
          </table:table-cell>
          <table:table-cell office:value-type="float" office:value="32.338" calcext:value-type="float">
            <text:p>32.338</text:p>
          </table:table-cell>
          <table:table-cell office:value-type="float" office:value="8.534" calcext:value-type="float">
            <text:p>8.534</text:p>
          </table:table-cell>
          <table:table-cell/>
          <table:table-cell table:formula="of:=[.B10]/[.C10]" office:value-type="float" office:value="5.03138722246274" calcext:value-type="float">
            <text:p>5.03138722246274</text:p>
          </table:table-cell>
          <table:table-cell table:formula="of:=[.B10]/[.D10]" office:value-type="float" office:value="19.0655026951019" calcext:value-type="float">
            <text:p>19.0655026951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867" calcext:value-type="float">
            <text:p>8.867</text:p>
          </table:table-cell>
          <table:table-cell/>
          <table:table-cell table:formula="of:=[.B11]/[.C11]" office:value-type="float" office:value="4.64008166270625" calcext:value-type="float">
            <text:p>4.64008166270625</text:p>
          </table:table-cell>
          <table:table-cell table:formula="of:=[.B11]/[.D11]" office:value-type="float" office:value="15.635615202436" calcext:value-type="float">
            <text:p>15.635615202436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8.46mm" svg:y="56.56mm">
            <draw:object draw:notify-on-update-of-ranges="Feuille2.B5:Feuille2.H5 Feuille2.A7:Feuille2.A7 Feuille2.B7:Feuille2.H7 Feuille2.A6:Feuille2.A6 Feuille2.B6:Feuille2.H6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27.57mm" svg:y="71.2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ce9"/>
        <table:table-column table:style-name="co2" table:number-columns-repeated="8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125.129" calcext:value-type="float">
            <text:p>1,125.129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250.452" calcext:value-type="float">
            <text:p>250.452</text:p>
          </table:table-cell>
          <table:table-cell table:style-name="ce3" office:value-type="string" calcext:value-type="string">
            <text:p>bwa</text:p>
          </table:table-cell>
          <table:table-cell table:style-name="ce9" office:value-type="float" office:value="5451.267" calcext:value-type="float">
            <text:p>5,451.267</text:p>
          </table:table-cell>
          <table:table-cell table:style-name="ce9" office:value-type="float" office:value="2736.103" calcext:value-type="float">
            <text:p>2,736.103</text:p>
          </table:table-cell>
          <table:table-cell table:style-name="ce9" office:value-type="float" office:value="1397.254" calcext:value-type="float">
            <text:p>1,397.254</text:p>
          </table:table-cell>
          <table:table-cell table:style-name="ce9" office:value-type="float" office:value="1017.009" calcext:value-type="float">
            <text:p>1,017.009</text:p>
          </table:table-cell>
          <table:table-cell table:style-name="ce9" office:value-type="float" office:value="788.47" calcext:value-type="float">
            <text:p>788.470</text:p>
          </table:table-cell>
          <table:table-cell table:style-name="ce9" office:value-type="float" office:value="650.565" calcext:value-type="float">
            <text:p>650.565</text:p>
          </table:table-cell>
          <table:table-cell table:style-name="ce9" office:value-type="float" office:value="566.868" calcext:value-type="float">
            <text:p>566.868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197.809" calcext:value-type="float">
            <text:p>197.809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77.625" calcext:value-type="float">
            <text:p>77.625</text:p>
          </table:table-cell>
          <table:table-cell office:value-type="float" office:value="72.628" calcext:value-type="float">
            <text:p>72.628</text:p>
          </table:table-cell>
          <table:table-cell office:value-type="float" office:value="79.149" calcext:value-type="float">
            <text:p>79.149</text:p>
          </table:table-cell>
          <table:table-cell office:value-type="float" office:value="80.295" calcext:value-type="float">
            <text:p>80.295</text:p>
          </table:table-cell>
          <table:table-cell office:value-type="float" office:value="89.768" calcext:value-type="float">
            <text:p>89.76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451.267" calcext:value-type="float">
            <text:p>5,451.267</text:p>
          </table:table-cell>
          <table:table-cell office:value-type="float" office:value="2736.103" calcext:value-type="float">
            <text:p>2,736.103</text:p>
          </table:table-cell>
          <table:table-cell office:value-type="float" office:value="1397.254" calcext:value-type="float">
            <text:p>1,397.254</text:p>
          </table:table-cell>
          <table:table-cell office:value-type="float" office:value="1017.009" calcext:value-type="float">
            <text:p>1,017.009</text:p>
          </table:table-cell>
          <table:table-cell office:value-type="float" office:value="788.47" calcext:value-type="float">
            <text:p>788.47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566.868" calcext:value-type="float">
            <text:p>566.86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7]/[.B6]" office:value-type="float" office:value="0.17581006266837" calcext:value-type="float">
            <text:p>0.176</text:p>
          </table:table-cell>
          <table:table-cell table:formula="of:=[.C7]/[.C6]" office:value-type="float" office:value="0.177086250630136" calcext:value-type="float">
            <text:p>0.177</text:p>
          </table:table-cell>
          <table:table-cell table:formula="of:=[.D7]/[.D6]" office:value-type="float" office:value="0.196813460139094" calcext:value-type="float">
            <text:p>0.197</text:p>
          </table:table-cell>
          <table:table-cell table:formula="of:=[.E7]/[.E6]" office:value-type="float" office:value="0.229793265792987" calcext:value-type="float">
            <text:p>0.230</text:p>
          </table:table-cell>
          <table:table-cell table:formula="of:=[.F7]/[.F6]" office:value-type="float" office:value="0.282174140899903" calcext:value-type="float">
            <text:p>0.282</text:p>
          </table:table-cell>
          <table:table-cell table:formula="of:=[.G7]/[.G6]" office:value-type="float" office:value="0.313892667823803" calcext:value-type="float">
            <text:p>0.314</text:p>
          </table:table-cell>
          <table:table-cell table:formula="of:=[.H7]/[.H6]" office:value-type="float" office:value="0.358423969463211" calcext:value-type="float">
            <text:p>0.35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7]/[.B8]" office:value-type="float" office:value="0.0362867935105729" calcext:value-type="float">
            <text:p>0.036</text:p>
          </table:table-cell>
          <table:table-cell table:formula="of:=[.C7]/[.C8]" office:value-type="float" office:value="0.0404425564388475" calcext:value-type="float">
            <text:p>0.040</text:p>
          </table:table-cell>
          <table:table-cell table:formula="of:=[.D7]/[.D8]" office:value-type="float" office:value="0.0555553965134471" calcext:value-type="float">
            <text:p>0.056</text:p>
          </table:table-cell>
          <table:table-cell table:formula="of:=[.E7]/[.E8]" office:value-type="float" office:value="0.0714133306588241" calcext:value-type="float">
            <text:p>0.071</text:p>
          </table:table-cell>
          <table:table-cell table:formula="of:=[.F7]/[.F8]" office:value-type="float" office:value="0.100383020279782" calcext:value-type="float">
            <text:p>0.100</text:p>
          </table:table-cell>
          <table:table-cell table:formula="of:=[.G7]/[.G8]" office:value-type="float" office:value="0.123423485739319" calcext:value-type="float">
            <text:p>0.123</text:p>
          </table:table-cell>
          <table:table-cell table:formula="of:=[.H7]/[.H8]" office:value-type="float" office:value="0.158357854033038" calcext:value-type="float">
            <text:p>0.158</text:p>
          </table:table-cell>
          <table:table-cell table:number-columns-repeated="8"/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,213.973</text:p>
          </table:table-cell>
          <table:table-cell table:style-name="ce9" office:value-type="float" office:value="2720.834" calcext:value-type="float">
            <text:p>2,720.834</text:p>
          </table:table-cell>
          <table:table-cell table:style-name="ce9" office:value-type="float" office:value="1366.019" calcext:value-type="float">
            <text:p>1,366.019</text:p>
          </table:table-cell>
          <table:table-cell table:style-name="ce9" office:value-type="float" office:value="940.762" calcext:value-type="float">
            <text:p>940.762</text:p>
          </table:table-cell>
          <table:table-cell table:style-name="ce9" office:value-type="float" office:value="739.913" calcext:value-type="float">
            <text:p>739.913</text:p>
          </table:table-cell>
          <table:table-cell table:style-name="ce9" office:value-type="float" office:value="605.112" calcext:value-type="float">
            <text:p>605.112</text:p>
          </table:table-cell>
          <table:table-cell table:style-name="ce9" office:value-type="float" office:value="510.841" calcext:value-type="float">
            <text:p>510.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,382.028</text:p>
          </table:table-cell>
          <table:table-cell table:style-name="ce9" office:value-type="float" office:value="2320.083" calcext:value-type="float">
            <text:p>2,320.083</text:p>
          </table:table-cell>
          <table:table-cell table:style-name="ce9" office:value-type="float" office:value="1091.32" calcext:value-type="float">
            <text:p>1,091.320</text:p>
          </table:table-cell>
          <table:table-cell table:style-name="ce9" office:value-type="float" office:value="762.17" calcext:value-type="float">
            <text:p>762.170</text:p>
          </table:table-cell>
          <table:table-cell table:style-name="ce9" office:value-type="float" office:value="592.758" calcext:value-type="float">
            <text:p>592.758</text:p>
          </table:table-cell>
          <table:table-cell table:style-name="ce9" office:value-type="float" office:value="490.273" calcext:value-type="float">
            <text:p>490.273</text:p>
          </table:table-cell>
          <table:table-cell table:style-name="ce9" office:value-type="float" office:value="422.934" calcext:value-type="float">
            <text:p>422.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,848.533</text:p>
          </table:table-cell>
          <table:table-cell table:style-name="ce9" office:value-type="float" office:value="2245.914" calcext:value-type="float">
            <text:p>2,245.914</text:p>
          </table:table-cell>
          <table:table-cell table:style-name="ce9" office:value-type="float" office:value="1110.466" calcext:value-type="float">
            <text:p>1,110.466</text:p>
          </table:table-cell>
          <table:table-cell table:style-name="ce9" office:value-type="float" office:value="712.636" calcext:value-type="float">
            <text:p>712.636</text:p>
          </table:table-cell>
          <table:table-cell table:style-name="ce9" office:value-type="float" office:value="565.484" calcext:value-type="float">
            <text:p>565.484</text:p>
          </table:table-cell>
          <table:table-cell table:style-name="ce9" office:value-type="float" office:value="487.651" calcext:value-type="float">
            <text:p>487.651</text:p>
          </table:table-cell>
          <table:table-cell table:style-name="ce9" office:value-type="float" office:value="397.788" calcext:value-type="float">
            <text:p>397.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.190</text:p>
          </table:table-cell>
          <table:table-cell table:style-name="ce9" table:formula="of:=[.C10]/[.C11]" office:value-type="float" office:value="1.17273132038811" calcext:value-type="float">
            <text:p>1.173</text:p>
          </table:table-cell>
          <table:table-cell table:style-name="ce9" table:formula="of:=[.D10]/[.D11]" office:value-type="float" office:value="1.25171260491881" calcext:value-type="float">
            <text:p>1.252</text:p>
          </table:table-cell>
          <table:table-cell table:style-name="ce9" table:formula="of:=[.E10]/[.E11]" office:value-type="float" office:value="1.23432042720128" calcext:value-type="float">
            <text:p>1.234</text:p>
          </table:table-cell>
          <table:table-cell table:style-name="ce9" table:formula="of:=[.F10]/[.F11]" office:value-type="float" office:value="1.24825476838777" calcext:value-type="float">
            <text:p>1.248</text:p>
          </table:table-cell>
          <table:table-cell table:style-name="ce9" table:formula="of:=[.G10]/[.G11]" office:value-type="float" office:value="1.23423480387458" calcext:value-type="float">
            <text:p>1.234</text:p>
          </table:table-cell>
          <table:table-cell table:style-name="ce9" table:formula="of:=[.H10]/[.H11]" office:value-type="float" office:value="1.20785039746154" calcext:value-type="float">
            <text:p>1.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.355</text:p>
          </table:table-cell>
          <table:table-cell table:style-name="ce9" table:formula="of:=[.C10]/[.C12]" office:value-type="float" office:value="1.21145956612764" calcext:value-type="float">
            <text:p>1.211</text:p>
          </table:table-cell>
          <table:table-cell table:style-name="ce9" table:formula="of:=[.D10]/[.D12]" office:value-type="float" office:value="1.23013131424105" calcext:value-type="float">
            <text:p>1.230</text:p>
          </table:table-cell>
          <table:table-cell table:style-name="ce9" table:formula="of:=[.E10]/[.E12]" office:value-type="float" office:value="1.32011573931151" calcext:value-type="float">
            <text:p>1.320</text:p>
          </table:table-cell>
          <table:table-cell table:style-name="ce9" table:formula="of:=[.F10]/[.F12]" office:value-type="float" office:value="1.30845965579928" calcext:value-type="float">
            <text:p>1.308</text:p>
          </table:table-cell>
          <table:table-cell table:style-name="ce9" table:formula="of:=[.G10]/[.G12]" office:value-type="float" office:value="1.24087103276729" calcext:value-type="float">
            <text:p>1.241</text:p>
          </table:table-cell>
          <table:table-cell table:style-name="ce9" table:formula="of:=[.H10]/[.H12]" office:value-type="float" office:value="1.28420414894366" calcext:value-type="float">
            <text:p>1.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,292.918</text:p>
          </table:table-cell>
          <table:table-cell table:style-name="ce9" office:value-type="float" office:value="671.921" calcext:value-type="float">
            <text:p>671.921</text:p>
          </table:table-cell>
          <table:table-cell table:style-name="ce9" office:value-type="float" office:value="344.872" calcext:value-type="float">
            <text:p>344.872</text:p>
          </table:table-cell>
          <table:table-cell table:style-name="ce9" office:value-type="float" office:value="252.144" calcext:value-type="float">
            <text:p>252.144</text:p>
          </table:table-cell>
          <table:table-cell table:style-name="ce9" office:value-type="float" office:value="191.721" calcext:value-type="float">
            <text:p>191.721</text:p>
          </table:table-cell>
          <table:table-cell table:style-name="ce9" office:value-type="float" office:value="162.705" calcext:value-type="float">
            <text:p>162.705</text:p>
          </table:table-cell>
          <table:table-cell table:style-name="ce9" office:value-type="float" office:value="138.641" calcext:value-type="float">
            <text:p>138.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.095</text:p>
          </table:table-cell>
          <table:table-cell table:style-name="ce9" office:value-type="float" office:value="100.129" calcext:value-type="float">
            <text:p>100.129</text:p>
          </table:table-cell>
          <table:table-cell table:style-name="ce9" office:value-type="float" office:value="57.112" calcext:value-type="float">
            <text:p>57.112</text:p>
          </table:table-cell>
          <table:table-cell table:style-name="ce9" office:value-type="float" office:value="42.042" calcext:value-type="float">
            <text:p>42.042</text:p>
          </table:table-cell>
          <table:table-cell table:style-name="ce9" office:value-type="float" office:value="35.557" calcext:value-type="float">
            <text:p>35.557</text:p>
          </table:table-cell>
          <table:table-cell table:style-name="ce9" office:value-type="float" office:value="32.338" calcext:value-type="float">
            <text:p>32.338</text:p>
          </table:table-cell>
          <table:table-cell table:style-name="ce9" office:value-type="float" office:value="29.879" calcext:value-type="float">
            <text:p>29.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.167</text:p>
          </table:table-cell>
          <table:table-cell table:style-name="ce9" office:value-type="float" office:value="16.696" calcext:value-type="float">
            <text:p>16.696</text:p>
          </table:table-cell>
          <table:table-cell table:style-name="ce9" office:value-type="float" office:value="10.204" calcext:value-type="float">
            <text:p>10.204</text:p>
          </table:table-cell>
          <table:table-cell table:style-name="ce9" office:value-type="float" office:value="8.932" calcext:value-type="float">
            <text:p>8.932</text:p>
          </table:table-cell>
          <table:table-cell table:style-name="ce9" office:value-type="float" office:value="8.193" calcext:value-type="float">
            <text:p>8.193</text:p>
          </table:table-cell>
          <table:table-cell table:style-name="ce9" office:value-type="float" office:value="8.375" calcext:value-type="float">
            <text:p>8.375</text:p>
          </table:table-cell>
          <table:table-cell table:style-name="ce9" office:value-type="float" office:value="8.539" calcext:value-type="float">
            <text:p>8.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.731</text:p>
          </table:table-cell>
          <table:table-cell table:style-name="ce9" table:formula="of:=[.C18]/[.C19]" office:value-type="float" office:value="6.71055338613189" calcext:value-type="float">
            <text:p>6.711</text:p>
          </table:table-cell>
          <table:table-cell table:style-name="ce9" table:formula="of:=[.D18]/[.D19]" office:value-type="float" office:value="6.03852080123267" calcext:value-type="float">
            <text:p>6.039</text:p>
          </table:table-cell>
          <table:table-cell table:style-name="ce9" table:formula="of:=[.E18]/[.E19]" office:value-type="float" office:value="5.99743114028828" calcext:value-type="float">
            <text:p>5.997</text:p>
          </table:table-cell>
          <table:table-cell table:style-name="ce9" table:formula="of:=[.F18]/[.F19]" office:value-type="float" office:value="5.39193407767809" calcext:value-type="float">
            <text:p>5.392</text:p>
          </table:table-cell>
          <table:table-cell table:style-name="ce9" table:formula="of:=[.G18]/[.G19]" office:value-type="float" office:value="5.03138722246274" calcext:value-type="float">
            <text:p>5.031</text:p>
          </table:table-cell>
          <table:table-cell table:style-name="ce9" table:formula="of:=[.H18]/[.H19]" office:value-type="float" office:value="4.64008166270625" calcext:value-type="float">
            <text:p>4.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.194</text:p>
          </table:table-cell>
          <table:table-cell table:style-name="ce9" table:formula="of:=[.C18]/[.C20]" office:value-type="float" office:value="40.2444298035458" calcext:value-type="float">
            <text:p>40.244</text:p>
          </table:table-cell>
          <table:table-cell table:style-name="ce9" table:formula="of:=[.D18]/[.D20]" office:value-type="float" office:value="33.7977263818111" calcext:value-type="float">
            <text:p>33.798</text:p>
          </table:table-cell>
          <table:table-cell table:style-name="ce9" table:formula="of:=[.E18]/[.E20]" office:value-type="float" office:value="28.2292879534259" calcext:value-type="float">
            <text:p>28.229</text:p>
          </table:table-cell>
          <table:table-cell table:style-name="ce9" table:formula="of:=[.F18]/[.F20]" office:value-type="float" office:value="23.4005858659832" calcext:value-type="float">
            <text:p>23.401</text:p>
          </table:table-cell>
          <table:table-cell table:style-name="ce9" table:formula="of:=[.G18]/[.G20]" office:value-type="float" office:value="19.4274626865672" calcext:value-type="float">
            <text:p>19.427</text:p>
          </table:table-cell>
          <table:table-cell table:style-name="ce9" table:formula="of:=[.H18]/[.H20]" office:value-type="float" office:value="16.2362103290783" calcext:value-type="float">
            <text:p>16.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.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.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.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.35</text:p>
          </table:table-cell>
          <table:table-cell office:value-type="float" office:value="393.055" calcext:value-type="float">
            <text:p>393.055</text:p>
          </table:table-cell>
          <table:table-cell office:value-type="float" office:value="389.249" calcext:value-type="float">
            <text:p>389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539" calcext:value-type="float">
            <text:p>8.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21:09:35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1T14:54:56.959000000</meta:creation-date>
    <dc:date>2019-08-25T21:23:50.166000000</dc:date>
    <meta:editing-duration>PT11H31M50S</meta:editing-duration>
    <meta:editing-cycles>26</meta:editing-cycles>
    <meta:generator>LibreOffice/6.3.0.4$Windows_X86_64 LibreOffice_project/057fc023c990d676a43019934386b85b21a9ee99</meta:generator>
    <meta:document-statistic meta:table-count="4" meta:cell-count="299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3cm" svg:y="0.316cm" chart:style-name="ch2">
          <text:p>Total execution time, data set SRR150</text:p>
        </chart:title>
        <chart:legend chart:legend-position="bottom" svg:x="2.658cm" svg:y="8.409cm" style:legend-expansion="wide" chart:style-name="ch3"/>
        <chart:plot-area chart:style-name="ch4" table:cell-range-address="Feuille1.A6:Feuille1.D12 Feuille1.B5:Feuille1.D5 Feuille1.I6:Feuille1.K12" chart:data-source-has-labels="both" svg:x="1.314cm" svg:y="1.301cm" svg:width="14.366cm" svg:height="5.78cm">
          <chartooo:coordinate-region svg:x="1.759cm" svg:y="1.301cm" svg:width="13.337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858cm" svg:y="7.262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B12" chart:label-cell-address="Feuille1.B5:Feuille1.B5" chart:class="chart:bar">
            <chart:data-point chart:repeated="7"/>
            <loext:propertry-mapping loext:property="FillColor" loext:cell-range-address="Feuille1.I6:Feuille1.I12"/>
            <loext:propertry-mapping loext:property="BorderColor" loext:cell-range-address="Feuille1.I6:Feuille1.I12"/>
          </chart:series>
          <chart:series chart:style-name="ch11" chart:values-cell-range-address="Feuille1.C6:Feuille1.C12" chart:label-cell-address="Feuille1.C5:Feuille1.C5" chart:class="chart:bar">
            <chart:data-point chart:repeated="7"/>
            <loext:propertry-mapping loext:property="FillColor" loext:cell-range-address="Feuille1.J6:Feuille1.J12"/>
          </chart:series>
          <chart:series chart:style-name="ch12" chart:values-cell-range-address="Feuille1.D6:Feuille1.D12" chart:label-cell-address="Feuille1.D5:Feuille1.D5" chart:class="chart:bar">
            <chart:data-point chart:repeated="7"/>
            <loext:propertry-mapping loext:property="FillColor" loext:cell-range-address="Feuille1.K6:Feuille1.K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1.B5:Feuille1.B5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1.C5:Feuille1.C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1.D5:Feuille1.D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5213.973">
                <text:p>5213.973</text:p>
                <draw:g>
                  <svg:desc>Feuille1.B6:Feuille1.B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82.028">
                <text:p>4382.028</text:p>
                <draw:g>
                  <svg:desc>Feuille1.C6:Feuille1.C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4089.246">
                <text:p>4089.246</text:p>
                <draw:g>
                  <svg:desc>Feuille1.D6:Feuille1.D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20.834">
                <text:p>2720.834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320.083">
                <text:p>2320.083</text:p>
              </table:table-cell>
              <table:table-cell office:value-type="float" office:value="16729600">
                <text:p>16729600</text:p>
              </table:table-cell>
              <table:table-cell office:value-type="float" office:value="2170.671">
                <text:p>2170.67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66.019">
                <text:p>1366.019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110.466">
                <text:p>1110.466</text:p>
              </table:table-cell>
              <table:table-cell office:value-type="float" office:value="16729600">
                <text:p>16729600</text:p>
              </table:table-cell>
              <table:table-cell office:value-type="float" office:value="1044.013">
                <text:p>1044.013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0.762">
                <text:p>940.76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762.17">
                <text:p>762.17</text:p>
              </table:table-cell>
              <table:table-cell office:value-type="float" office:value="16729600">
                <text:p>16729600</text:p>
              </table:table-cell>
              <table:table-cell office:value-type="float" office:value="734.067">
                <text:p>734.06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9.913">
                <text:p>739.91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592.758">
                <text:p>592.758</text:p>
              </table:table-cell>
              <table:table-cell office:value-type="float" office:value="16729600">
                <text:p>16729600</text:p>
              </table:table-cell>
              <table:table-cell office:value-type="float" office:value="559.977">
                <text:p>559.97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5.112">
                <text:p>605.11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90.273">
                <text:p>490.273</text:p>
              </table:table-cell>
              <table:table-cell office:value-type="float" office:value="16729600">
                <text:p>16729600</text:p>
              </table:table-cell>
              <table:table-cell office:value-type="float" office:value="456.591">
                <text:p>456.59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0.841">
                <text:p>510.841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22.934">
                <text:p>422.934</text:p>
              </table:table-cell>
              <table:table-cell office:value-type="float" office:value="16729600">
                <text:p>16729600</text:p>
              </table:table-cell>
              <table:table-cell office:value-type="float" office:value="397.646">
                <text:p>397.646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cm" svg:y="0.316cm" chart:style-name="ch2">
          <text:p>Total speedup over BWA-MEM, data set SRR150</text:p>
        </chart:title>
        <chart:legend chart:legend-position="bottom" svg:x="1.158cm" svg:y="8.409cm" style:legend-expansion="wide" chart:style-name="ch3"/>
        <chart:plot-area chart:style-name="ch4" table:cell-range-address="Feuille1.A6:Feuille1.A12 Feuille1.E5:Feuille1.F12 Feuille1.J6:Feuille1.K12" chart:data-source-has-labels="both" svg:x="1.314cm" svg:y="1.301cm" svg:width="14.366cm" svg:height="5.78cm">
          <chartooo:coordinate-region svg:x="1.759cm" svg:y="1.301cm" svg:width="13.479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</chart:axis>
          <chart:series chart:style-name="ch10" chart:values-cell-range-address="Feuille1.E6:Feuille1.E12" chart:label-cell-address="Feuille1.E5:Feuille1.E5" chart:class="chart:bar">
            <chart:data-point chart:repeated="7"/>
            <loext:propertry-mapping loext:property="FillColor" loext:cell-range-address="Feuille1.J6:Feuille1.J12"/>
          </chart:series>
          <chart:series chart:style-name="ch11" chart:values-cell-range-address="Feuille1.F6:Feuille1.F12" chart:label-cell-address="Feuille1.F5:Feuille1.F5" chart:class="chart:bar">
            <chart:data-point chart:repeated="7"/>
            <loext:propertry-mapping loext:property="FillColor" loext:cell-range-address="Feuille1.K6:Feuille1.K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-MEM</text:p>
                <draw:g>
                  <svg:desc>Feuille1.E5:Feuille1.E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 over BWA-MEM</text:p>
                <draw:g>
                  <svg:desc>Feuille1.F5:Feuille1.F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.18985387587665">
                <text:p>1.18985387587665</text:p>
                <draw:g>
                  <svg:desc>Feuille1.E6:Feuille1.E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.27504508166053">
                <text:p>1.27504508166053</text:p>
                <draw:g>
                  <svg:desc>Feuille1.F6:Feuille1.F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7273132038811">
                <text:p>1.17273132038811</text:p>
              </table:table-cell>
              <table:table-cell office:value-type="float" office:value="16729600">
                <text:p>16729600</text:p>
              </table:table-cell>
              <table:table-cell office:value-type="float" office:value="1.25345296454414">
                <text:p>1.2534529645441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013131424105">
                <text:p>1.23013131424105</text:p>
              </table:table-cell>
              <table:table-cell office:value-type="float" office:value="16729600">
                <text:p>16729600</text:p>
              </table:table-cell>
              <table:table-cell office:value-type="float" office:value="1.30843102528417">
                <text:p>1.3084310252841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3432042720128">
                <text:p>1.23432042720128</text:p>
              </table:table-cell>
              <table:table-cell office:value-type="float" office:value="16729600">
                <text:p>16729600</text:p>
              </table:table-cell>
              <table:table-cell office:value-type="float" office:value="1.28157511507805">
                <text:p>1.2815751150780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4825476838777">
                <text:p>1.24825476838777</text:p>
              </table:table-cell>
              <table:table-cell office:value-type="float" office:value="16729600">
                <text:p>16729600</text:p>
              </table:table-cell>
              <table:table-cell office:value-type="float" office:value="1.32132748309306">
                <text:p>1.3213274830930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3423480387458">
                <text:p>1.23423480387458</text:p>
              </table:table-cell>
              <table:table-cell office:value-type="float" office:value="16729600">
                <text:p>16729600</text:p>
              </table:table-cell>
              <table:table-cell office:value-type="float" office:value="1.32528236430416">
                <text:p>1.3252823643041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0785039746154">
                <text:p>1.20785039746154</text:p>
              </table:table-cell>
              <table:table-cell office:value-type="float" office:value="16729600">
                <text:p>16729600</text:p>
              </table:table-cell>
              <table:table-cell office:value-type="float" office:value="1.28466274022623">
                <text:p>1.28466274022623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row-mapping="1 0 2" chart:style-name="ch1">
        <chart:title svg:x="4.362cm" svg:y="0.377cm" chart:style-name="ch2">
          <text:p>Kernel execution time</text:p>
        </chart:title>
        <chart:legend chart:legend-position="bottom" svg:x="0.488cm" svg:y="10.47cm" style:legend-expansion="wide" chart:style-name="ch3"/>
        <chart:plot-area chart:style-name="ch4" table:cell-range-address="Feuille2.B5:Feuille2.H6 Feuille2.A7:Feuille2.H8 Feuille2.A6:Feuille2.A6" chart:data-source-has-labels="both" svg:x="0.696cm" svg:y="1.841cm" svg:width="13.324cm" svg:height="7.783cm">
          <chartooo:coordinate-region svg:x="1.582cm" svg:y="1.841cm" svg:width="11.642cm" svg:height="6.898cm"/>
          <chart:axis chart:dimension="x" chart:name="primary-x" chart:style-name="ch5" chartooo:axis-type="auto">
            <chartooo:date-scale/>
            <chart:title svg:x="0.001cm" svg:y="8.198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06cm" svg:y="9.866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7:Feuille2.H7" chart:label-cell-address="Feuille2.A7:Feuille2.A7" chart:class="chart:bar">
            <chart:data-point chart:repeated="7"/>
          </chart:series>
          <chart:series chart:style-name="ch12" chart:values-cell-range-address="Feuille2.B6:Feuille2.H6" chart:label-cell-address="Feuille2.A6:Feuille2.A6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</text:p>
                <draw:g>
                  <svg:desc>Feuille2.A7:Feuille2.A7</svg:desc>
                </draw:g>
              </table:table-cell>
              <table:table-cell office:value-type="float" office:value="197.809">
                <text:p>197.809</text:p>
                <draw:g>
                  <svg:desc>Feuille2.B7:Feuille2.H7</svg:desc>
                </draw:g>
              </table:table-cell>
              <table:table-cell office:value-type="float" office:value="110.655">
                <text:p>110.655</text:p>
              </table:table-cell>
              <table:table-cell office:value-type="float" office:value="77.625">
                <text:p>77.625</text:p>
              </table:table-cell>
              <table:table-cell office:value-type="float" office:value="72.628">
                <text:p>72.628</text:p>
              </table:table-cell>
              <table:table-cell office:value-type="float" office:value="79.149">
                <text:p>79.149</text:p>
              </table:table-cell>
              <table:table-cell office:value-type="float" office:value="80.295">
                <text:p>80.295</text:p>
              </table:table-cell>
              <table:table-cell office:value-type="float" office:value="89.768">
                <text:p>89.768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6:Feuille2.A6</svg:desc>
                </draw:g>
              </table:table-cell>
              <table:table-cell office:value-type="float" office:value="1125.129">
                <text:p>1125.129</text:p>
                <draw:g>
                  <svg:desc>Feuille2.B6:Feuille2.H6</svg:desc>
                </draw:g>
              </table:table-cell>
              <table:table-cell office:value-type="float" office:value="624.865">
                <text:p>624.865</text:p>
              </table:table-cell>
              <table:table-cell office:value-type="float" office:value="394.409">
                <text:p>394.409</text:p>
              </table:table-cell>
              <table:table-cell office:value-type="float" office:value="316.058">
                <text:p>316.058</text:p>
              </table:table-cell>
              <table:table-cell office:value-type="float" office:value="280.497">
                <text:p>280.497</text:p>
              </table:table-cell>
              <table:table-cell office:value-type="float" office:value="255.804">
                <text:p>255.804</text:p>
              </table:table-cell>
              <table:table-cell office:value-type="float" office:value="250.452">
                <text:p>250.452</text:p>
              </table:table-cell>
            </table:table-row>
            <table:table-row>
              <table:table-cell office:value-type="string">
                <text:p>bwa</text:p>
                <draw:g>
                  <svg:desc>Feuille2.A8:Feuille2.A8</svg:desc>
                </draw:g>
              </table:table-cell>
              <table:table-cell office:value-type="float" office:value="5451.267">
                <text:p>5451.267</text:p>
                <draw:g>
                  <svg:desc>Feuille2.B8:Feuille2.H8</svg:desc>
                </draw:g>
              </table:table-cell>
              <table:table-cell office:value-type="float" office:value="2736.103">
                <text:p>2736.103</text:p>
              </table:table-cell>
              <table:table-cell office:value-type="float" office:value="1397.254">
                <text:p>1397.254</text:p>
              </table:table-cell>
              <table:table-cell office:value-type="float" office:value="1017.009">
                <text:p>1017.009</text:p>
              </table:table-cell>
              <table:table-cell office:value-type="float" office:value="788.47">
                <text:p>788.47</text:p>
              </table:table-cell>
              <table:table-cell office:value-type="float" office:value="650.565">
                <text:p>650.565</text:p>
              </table:table-cell>
              <table:table-cell office:value-type="float" office:value="566.868">
                <text:p>566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589cm" xlink:href=".." xlink:type="simple" chart:class="chart:bar" chart:style-name="ch1">
        <chart:title svg:x="3.913cm" svg:y="0.327cm" chart:style-name="ch2">
          <text:p>Kernel execution time, data set SRR150</text:p>
        </chart:title>
        <chart:legend svg:x="1.952cm" svg:y="8.574cm" style:legend-expansion="custom" chartooo:width="12.701cm" chartooo:height="0.723cm" style:legend-expansion-aspect-ratio="17.567081604426" chart:style-name="ch3"/>
        <chart:plot-area chart:style-name="ch4" table:cell-range-address="Feuille4.A5:Feuille4.D11 Feuille4.B4:Feuille4.D4 Feuille1.I6:Feuille1.K12" chart:data-source-has-labels="both" svg:x="1.127cm" svg:y="1.152cm" svg:width="14.48cm" svg:height="6.796cm">
          <chartooo:coordinate-region svg:x="1.766cm" svg:y="1.152cm" svg:width="13.354cm" svg:height="6.157cm"/>
          <chart:axis chart:dimension="x" chart:name="primary-x" chart:style-name="ch5" chartooo:axis-type="auto">
            <chartooo:date-scale/>
            <chart:title svg:x="0.264cm" svg:y="5.921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728cm" svg:y="8.1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B5:Feuille4.B11" chart:label-cell-address="Feuille4.B4:Feuille4.B4" chart:class="chart:bar">
            <chart:data-point chart:repeated="7"/>
            <loext:propertry-mapping loext:property="FillColor" loext:cell-range-address="Feuille1.I6:Feuille1.I12"/>
          </chart:series>
          <chart:series chart:style-name="ch12" chart:values-cell-range-address="Feuille4.C5:Feuille4.C11" chart:label-cell-address="Feuille4.C4:Feuille4.C4" chart:class="chart:bar">
            <chart:data-point chart:repeated="7"/>
            <loext:propertry-mapping loext:property="FillColor" loext:cell-range-address="Feuille1.J6:Feuille1.J12"/>
          </chart:series>
          <chart:series chart:style-name="ch13" chart:values-cell-range-address="Feuille4.D5:Feuille4.D11" chart:label-cell-address="Feuille4.D4:Feuille4.D4" chart:class="chart:bar">
            <chart:data-point chart:repeated="7"/>
            <loext:propertry-mapping loext:property="FillColor" loext:cell-range-address="Feuille1.K6:Feuille1.K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4.B4:Feuille4.B4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4.C4:Feuille4.C4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4.D4:Feuille4.D4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1292.918">
                <text:p>1292.918</text:p>
                <draw:g>
                  <svg:desc>Feuille4.B5:Feuille4.B11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92.095">
                <text:p>192.095</text:p>
                <draw:g>
                  <svg:desc>Feuille4.C5:Feuille4.C11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32.619">
                <text:p>32.619</text:p>
                <draw:g>
                  <svg:desc>Feuille4.D5:Feuille4.D11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1.921">
                <text:p>671.921</text:p>
              </table:table-cell>
              <table:table-cell office:value-type="float" office:value="43570">
                <text:p>43570</text:p>
              </table:table-cell>
              <table:table-cell office:value-type="float" office:value="100.129">
                <text:p>100.129</text:p>
              </table:table-cell>
              <table:table-cell office:value-type="float" office:value="16729600">
                <text:p>16729600</text:p>
              </table:table-cell>
              <table:table-cell office:value-type="float" office:value="17.459">
                <text:p>17.45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872">
                <text:p>344.872</text:p>
              </table:table-cell>
              <table:table-cell office:value-type="float" office:value="43570">
                <text:p>43570</text:p>
              </table:table-cell>
              <table:table-cell office:value-type="float" office:value="57.112">
                <text:p>57.112</text:p>
              </table:table-cell>
              <table:table-cell office:value-type="float" office:value="16729600">
                <text:p>16729600</text:p>
              </table:table-cell>
              <table:table-cell office:value-type="float" office:value="10.972">
                <text:p>10.97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2.144">
                <text:p>252.144</text:p>
              </table:table-cell>
              <table:table-cell office:value-type="float" office:value="43570">
                <text:p>43570</text:p>
              </table:table-cell>
              <table:table-cell office:value-type="float" office:value="42.042">
                <text:p>42.042</text:p>
              </table:table-cell>
              <table:table-cell office:value-type="float" office:value="16729600">
                <text:p>16729600</text:p>
              </table:table-cell>
              <table:table-cell office:value-type="float" office:value="8.739">
                <text:p>8.73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1.721">
                <text:p>191.721</text:p>
              </table:table-cell>
              <table:table-cell office:value-type="float" office:value="43570">
                <text:p>43570</text:p>
              </table:table-cell>
              <table:table-cell office:value-type="float" office:value="35.557">
                <text:p>35.557</text:p>
              </table:table-cell>
              <table:table-cell office:value-type="float" office:value="16729600">
                <text:p>16729600</text:p>
              </table:table-cell>
              <table:table-cell office:value-type="float" office:value="8.688">
                <text:p>8.68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.705">
                <text:p>162.705</text:p>
              </table:table-cell>
              <table:table-cell office:value-type="float" office:value="43570">
                <text:p>43570</text:p>
              </table:table-cell>
              <table:table-cell office:value-type="float" office:value="32.338">
                <text:p>32.338</text:p>
              </table:table-cell>
              <table:table-cell office:value-type="float" office:value="16729600">
                <text:p>16729600</text:p>
              </table:table-cell>
              <table:table-cell office:value-type="float" office:value="8.534">
                <text:p>8.53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8.641">
                <text:p>138.641</text:p>
              </table:table-cell>
              <table:table-cell office:value-type="float" office:value="43570">
                <text:p>43570</text:p>
              </table:table-cell>
              <table:table-cell office:value-type="float" office:value="29.879">
                <text:p>29.879</text:p>
              </table:table-cell>
              <table:table-cell office:value-type="float" office:value="16729600">
                <text:p>16729600</text:p>
              </table:table-cell>
              <table:table-cell office:value-type="float" office:value="8.867">
                <text:p>8.867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14cm" svg:y="1.301cm" svg:width="14.366cm" svg:height="6.555cm">
          <chartooo:coordinate-region svg:x="1.759cm" svg:y="1.301cm" svg:width="13.629cm" svg:height="5.916cm"/>
          <chart:axis chart:dimension="x" chart:name="primary-x" chart:style-name="ch5" chartooo:axis-type="auto">
            <chartooo:date-scale/>
            <chart:title svg:x="0.451cm" svg:y="5.949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805cm" svg:y="8.037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0.0362867935105729">
                <text:p>0.0362867935105729</text:p>
                <draw:g>
                  <svg:desc>Feuille2.B10:Feuille2.H10</svg:desc>
                </draw:g>
              </table:table-cell>
              <table:table-cell office:value-type="float" office:value="0.0404425564388475">
                <text:p>0.0404425564388475</text:p>
              </table:table-cell>
              <table:table-cell office:value-type="float" office:value="0.0555553965134471">
                <text:p>0.0555553965134471</text:p>
              </table:table-cell>
              <table:table-cell office:value-type="float" office:value="0.0714133306588241">
                <text:p>0.0714133306588241</text:p>
              </table:table-cell>
              <table:table-cell office:value-type="float" office:value="0.100383020279782">
                <text:p>0.100383020279782</text:p>
              </table:table-cell>
              <table:table-cell office:value-type="float" office:value="0.123423485739319">
                <text:p>0.123423485739319</text:p>
              </table:table-cell>
              <table:table-cell office:value-type="float" office:value="0.158357854033038">
                <text:p>0.1583578540330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1.152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2:Feuille3.B34 Feuille3.B31:Feuille3.B31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Kernel speedup over BWA-MEM, data set SRR150</text:p>
        </chart:title>
        <chart:legend chart:legend-position="bottom" svg:x="1.158cm" svg:y="8.409cm" style:legend-expansion="wide" chart:style-name="ch3"/>
        <chart:plot-area chart:style-name="ch4" table:cell-range-address="Feuille4.A5:Feuille4.A11 Feuille4.F4:Feuille4.G11" chart:data-source-has-labels="both" svg:x="1.314cm" svg:y="1.301cm" svg:width="14.366cm" svg:height="5.78cm">
          <chartooo:coordinate-region svg:x="1.759cm" svg:y="1.301cm" svg:width="13.531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F5:Feuille4.F11" chart:label-cell-address="Feuille4.F4:Feuille4.F4" chart:class="chart:bar">
            <chart:data-point chart:repeated="7"/>
          </chart:series>
          <chart:series chart:style-name="ch12" chart:values-cell-range-address="Feuille4.G5:Feuille4.G11" chart:label-cell-address="Feuille4.G4:Feuille4.G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-MEM</text:p>
                <draw:g>
                  <svg:desc>Feuille4.F4:Feuille4.F4</svg:desc>
                </draw:g>
              </table:table-cell>
              <table:table-cell office:value-type="string">
                <text:p>Bwa-gasal2 (2 streams) over BWA-MEM</text:p>
                <draw:g>
                  <svg:desc>Feuille4.G4:Feuille4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6.73061766313543">
                <text:p>6.73061766313543</text:p>
                <draw:g>
                  <svg:desc>Feuille4.F5:Feuille4.F11</svg:desc>
                </draw:g>
              </table:table-cell>
              <table:table-cell office:value-type="float" office:value="39.6369600539563">
                <text:p>39.6369600539563</text:p>
                <draw:g>
                  <svg:desc>Feuille4.G5:Feuille4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1055338613189">
                <text:p>6.71055338613189</text:p>
              </table:table-cell>
              <table:table-cell office:value-type="float" office:value="38.4856520992039">
                <text:p>38.48565209920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03852080123267">
                <text:p>6.03852080123267</text:p>
              </table:table-cell>
              <table:table-cell office:value-type="float" office:value="31.4320087495443">
                <text:p>31.43200874954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9743114028828">
                <text:p>5.99743114028828</text:p>
              </table:table-cell>
              <table:table-cell office:value-type="float" office:value="28.8527291452111">
                <text:p>28.8527291452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9193407767809">
                <text:p>5.39193407767809</text:p>
              </table:table-cell>
              <table:table-cell office:value-type="float" office:value="22.0673342541436">
                <text:p>22.0673342541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3138722246274">
                <text:p>5.03138722246274</text:p>
              </table:table-cell>
              <table:table-cell office:value-type="float" office:value="19.0655026951019">
                <text:p>19.0655026951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4008166270625">
                <text:p>4.64008166270625</text:p>
              </table:table-cell>
              <table:table-cell office:value-type="float" office:value="15.635615202436">
                <text:p>15.635615202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345cm" svg:y="0.358cm" chart:style-name="ch2">
          <text:p>Fraction of time for alignment in BWA-GASAL2 (with hidden time, 12 threads)</text:p>
        </chart:title>
        <chart:legend chart:legend-position="bottom" svg:x="1.668cm" svg:y="9.189cm" style:legend-expansion="wide" chart:style-name="ch3"/>
        <chart:plot-area chart:style-name="ch4" table:cell-range-address="Feuille3.A32:Feuille3.A34 Feuille3.D31:Feuille3.D34" chart:data-source-has-labels="both" svg:x="0.261cm" svg:y="2.558cm" svg:width="12.577cm" svg:height="6.224cm">
          <chartooo:coordinate-region svg:x="3.438cm" svg:y="2.559cm" svg:width="6.223cm" svg:height="6.223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